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1689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TableStyleLight1">
      <style:text-properties style:font-name="Courier New"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4" style:family="table-cell" style:parent-style-name="Excel_20_Built-in_20_Normal">
      <style:text-properties style:font-name="Courier New"/>
    </style:style>
    <style:style style:name="ce5" style:family="table-cell" style:parent-style-name="Default">
      <style:text-properties style:font-name="Courier New"/>
    </style:style>
    <style:style style:name="ce6" style:family="table-cell" style:parent-style-name="TableStyleLight1" style:data-style-name="N12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data-style-name="N8037">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7"/>
        <table:table-column table:style-name="co6" table:default-cell-style-name="ce4"/>
        <table:table-column table:style-name="co3" table:number-columns-repeated="1014" table:default-cell-style-name="ce4"/>
        <table:table-column table:style-name="co3" table:number-columns-repeated="4" table:default-cell-style-name="ce5"/>
        <table:table-row table:style-name="ro3">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6"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3">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6"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3">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6"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3">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6"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3">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6"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3">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6"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3">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6"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3">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6"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3">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6"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3">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6"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3">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6"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3">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6"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3">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6"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3">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6"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3">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6"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3">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6"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3">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6"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3">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6"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3">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6"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3">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6"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3">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6"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3">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6"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3">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6"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3">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6"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3">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6"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3">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6"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3">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6"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3">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6"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3">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6"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3">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6"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3">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6"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3">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6"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3">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6"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3">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6"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3">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6"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3">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6"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3">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6"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3">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6"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3">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6"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3">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6"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3">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6"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3">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6"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3">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6"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3">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6"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3">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6"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3">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6"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3">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6"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3">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6"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3">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3">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6"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3">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6"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3">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6"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3">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6"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3">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6"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3">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6"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3">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6"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3">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6"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3">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6"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3">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6"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3">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6"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3">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6"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3">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6"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3">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6"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3">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3">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6"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3">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6"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3">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6"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3">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6"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3">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6"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3">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6"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3">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6"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3">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6"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3">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6"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3">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6"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3">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6"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3">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6"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3">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6"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3">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6"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3">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6"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3">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6"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3">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6"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3">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6"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3">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6"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3">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6"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3">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6"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3">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6"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3">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6"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3">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6"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3">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6"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3">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6"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3">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6"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3">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6"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3">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6"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3">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3">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6"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3">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6"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3">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3">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6"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3">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6"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3">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6"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3">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6"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3">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6"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3">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6"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3">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6"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3">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6"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3">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6"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3">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3">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3">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6"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3">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6"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3">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6"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3">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6"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3">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6"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3">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6"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3">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6"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3">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6"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3">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6"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3">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6"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3">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6"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3">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3">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6"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3">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6"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3">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6"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3">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6"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3">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6"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3">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6"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3">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6"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3">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6"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3">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3">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6"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3">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6"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3">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6"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3">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6"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3">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6"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3">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6"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3">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3">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6"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3">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6"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3">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6"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3">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3">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3">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6"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3">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3">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3">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6"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3">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6"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3">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3">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6"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3">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6"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3">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6"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3">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6"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3">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6"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3">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6"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3">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6"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3">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6"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3">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6"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3">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6"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3">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6"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3">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6"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3">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6"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3">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6"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3">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6"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3">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6"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3">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6"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3">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6"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3">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6"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3">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6"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3">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6"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3">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6"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3">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6"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3">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6"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3">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6"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3">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6"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3">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6"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3">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6"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3">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6"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3">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6"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3">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6"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3">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6"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3">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6"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3">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6"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3">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6"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3">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6"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3">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6"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3">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6"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3">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6"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3">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6"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3">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6"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3">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6"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3">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6"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3">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6"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3">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6"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3">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6"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3">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6"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3">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6"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3">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6"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3">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6"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3">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6"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3">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6"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3">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6"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3">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6"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3">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6"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3">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6"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3">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6"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3">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6"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3">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6"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3">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6"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3">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6"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3">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6"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3">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6"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3">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6"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3">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6"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3">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6"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3">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6"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3">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6" office:value-type="date" office:date-value="2014-01-30">
            <text:p>30/01/14</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Main">
            <text:p>HomeTitle=Main</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6"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3">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6"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3">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6"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3">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6"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3">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6"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3">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6"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3">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6"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3">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6"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3">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6"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3">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6"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3">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6"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3">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6"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3">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6"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3">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6"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3">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6"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3">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6"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3">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6"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3">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6"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3">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6"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3">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6"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3">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6"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3">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6"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3">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6"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3">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6"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3">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6"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3">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6"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3">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6"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3">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6"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3">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6"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3">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6"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3">
          <table:table-cell table:style-name="ce3" office:value-type="string">
            <text:p>menu_searchusers</text:p>
          </table:table-cell>
          <table:table-cell table:style-name="ce2" office:value-type="string">
            <text:p>Αναζήτηση Χρηστών</text:p>
          </table:table-cell>
          <table:table-cell table:style-name="ce3" office:value-type="string">
            <text:p>menu_searchusers</text:p>
          </table:table-cell>
          <table:table-cell table:style-name="ce2" office:value-type="string">
            <text:p>Search Users</text:p>
          </table:table-cell>
          <table:table-cell table:style-name="ce6"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3">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6"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3">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6"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3">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6" office:value-type="date" office:date-value="2014-01-30">
            <text:p>30/01/14</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Main">
            <text:p>menu_home=Main</text:p>
          </table:table-cell>
          <table:table-cell table:number-columns-repeated="1016"/>
        </table:table-row>
        <table:table-row table:style-name="ro3">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6"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3">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6"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3">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6"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3">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6"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3">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6"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3">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6"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3">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6"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3">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6"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3">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6"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3">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6"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3">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6"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3">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6"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3">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6"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3">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6"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3">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6"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3">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6"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3">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6"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3">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6"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3">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6"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3">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6"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3">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6"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3">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6"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3">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6"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3">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6"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3">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6"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3">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6"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3">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6"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6"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3">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6"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3">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6"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3">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6"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3">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6"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3">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6"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3">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6"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3">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6"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3">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6"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3">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6"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3">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6"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3">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6"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3">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6"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3">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6"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3">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6"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3">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6"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3">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6"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3">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6"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3">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6"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3">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6"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3">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6"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3">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6"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3">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6"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3">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6"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3">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6"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3">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6"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3">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6"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3">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6"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3">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6"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3">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6"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3">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6"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3">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6"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3">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6"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3">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6"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3">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6"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3">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6"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3">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6"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3">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6"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3">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6"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3">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6"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3">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6"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3">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6"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3">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6"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3">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6"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3">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6"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3">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6"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3">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6"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3">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6"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3">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6"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3">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6"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3">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6"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3">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6"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3">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6"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3">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6"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3">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6"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3">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6"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3">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6"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3">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6"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3">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6"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3">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6"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3">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6"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3">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6"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3">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6" office:value-type="date" office:date-value="2014-01-30">
            <text:p>3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344];&quot;=&quot;;[.D344])"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3">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6"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3">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6"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3">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6"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3">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6"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3">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6"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3">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6"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3">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6"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3">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6"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3">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6"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3">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6"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3">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6"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3">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6"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3">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6"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3">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6"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3">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6" office:value-type="date" office:date-value="2014-01-30">
            <text:p>30/01/14</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3">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6"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3">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6"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3">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6"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3">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6"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3">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6" office:value-type="date" office:date-value="2014-01-30">
            <text:p>30/01/14</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3">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6"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3">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6"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3">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6"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3">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6"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3">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6"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3">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6"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3">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6"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3">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6"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3">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6"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3">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6" office:value-type="date" office:date-value="2014-01-30">
            <text:p>30/01/14</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3">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6"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3">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6"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3">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6"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3">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6"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3">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6"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3">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6"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3">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6"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3">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6"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3">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6"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3">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6"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3">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6"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3">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6"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3">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6"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3">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6"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3">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6"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3">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6"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3">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6"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3">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6"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3">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6"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3">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6"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3">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6"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3">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6"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3">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6"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3">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6"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3">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6"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3">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6"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3">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6"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3">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6"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3">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6"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3">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6"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3">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6"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3">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6" office:value-type="date" office:date-value="2014-01-30">
            <text:p>30/01/14</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3">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6"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3">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6"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3">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6" office:value-type="date" office:date-value="2014-01-30">
            <text:p>30/01/14</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3">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6"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3">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6"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3">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6"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3">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6"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3">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6"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3">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6"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6"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3">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6"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3">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6"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3">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6"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3">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6"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3">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6"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3">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6"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3">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6"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3">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6"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3">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6"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3">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6"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3">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6" office:value-type="date" office:date-value="2014-01-30">
            <text:p>30/01/14</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3">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6"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3">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6"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3">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6"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3">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6"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3">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6" office:value-type="date" office:date-value="2014-01-30">
            <text:p>30/01/14</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3">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6"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3">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6"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3">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6"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3">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6"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3">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6"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3">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6"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3">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6"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3">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6"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3">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6"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3">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6"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3">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6"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3">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6"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3">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6"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3">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6"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3">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6"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3">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6"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3">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6"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3">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6"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3">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6" office:value-type="date" office:date-value="2014-01-30">
            <text:p>30/01/14</text:p>
          </table:table-cell>
          <table:table-cell table:formula="of:=IF([.A451]=[.C451];&quot;OK&quot;;&quot;ERROR&quot;)" office:value-type="string" office:string-value="OK">
            <text:p>OK</text:p>
          </table:table-cell>
          <table:table-cell table:formula="of:=CONCATENATE([.A451];&quot;=&quot;;[.B451])" office:value-type="string" office:string-value="OpenIssue=Αποστολή Αναφοράς στο Γραφείο Αρωγής">
            <text:p>OpenIssue=Αποστολή Αναφοράς στο Γραφείο Αρωγής</text:p>
          </table:table-cell>
          <table:table-cell table:formula="of:=CONCATENATE([.C451];&quot;=&quot;;[.D451])" office:value-type="string" office:string-value="OpenIssue=Send Report to the Helpdesk">
            <text:p>OpenIssue=Send Report to the Helpdesk</text:p>
          </table:table-cell>
          <table:table-cell table:number-columns-repeated="1016"/>
        </table:table-row>
        <table:table-row table:style-name="ro3">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6"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3">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6"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3">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6"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3">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6"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3">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6"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3">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6"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3">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6"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3">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6"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3">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6"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3">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6"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3">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6"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3">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6"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3">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6"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3">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3">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6"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3">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6" office:value-type="date" office:date-value="2014-01-30">
            <text:p>3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3">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6"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3">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6"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3">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6"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3">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6" office:value-type="date" office:date-value="2014-01-30">
            <text:p>30/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rank A or B)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3">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6" office:value-type="date" office:date-value="2014-01-30">
            <text:p>30/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Main">
            <text:p>menu_home=Main</text:p>
          </table:table-cell>
          <table:table-cell table:number-columns-repeated="1016"/>
        </table:table-row>
        <table:table-row table:style-name="ro3">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6" office:value-type="date" office:date-value="2014-01-30">
            <text:p>30/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73];&quot;=&quot;;[.D473])"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3">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6"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3">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6"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3">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6"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3">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6"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3">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6"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3">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6"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3">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6"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3">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6"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3">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6"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3">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6"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3">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6"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3">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6"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3">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6"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3">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6"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3">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6"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3">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6"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6"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3">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6"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3">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6"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3">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6"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3">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6"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3">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6"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3">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6"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3">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6"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3">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6"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3">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6"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3">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6"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3">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6"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3">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6" office:value-type="date" office:date-value="2014-01-30">
            <text:p>30/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3">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6"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3">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6" office:value-type="date" office:date-value="2014-01-30">
            <text:p>30/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3">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6"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3">
          <table:table-cell office:value-type="string">
            <text:p>PositionManager</text:p>
          </table:table-cell>
          <table:table-cell office:value-type="string">
            <text:p>Υπεύθυνος Θέσης</text:p>
          </table:table-cell>
          <table:table-cell office:value-type="string">
            <text:p>PositionManager</text:p>
          </table:table-cell>
          <table:table-cell office:value-type="string">
            <text:p>Position Manager</text:p>
          </table:table-cell>
          <table:table-cell office:value-type="date" office:date-value="2014-01-03">
            <text:p>03/01/14</text:p>
          </table:table-cell>
          <table:table-cell table:formula="of:=IF([.A506]=[.C506];&quot;OK&quot;;&quot;ERROR&quot;)" office:value-type="string" office:string-value="OK">
            <text:p>OK</text:p>
          </table:table-cell>
          <table:table-cell table:formula="of:=CONCATENATE([.A506];&quot;=&quot;;[.B506])" office:value-type="string" office:string-value="PositionManager=Υπεύθυνος Θέσης">
            <text:p>PositionManager=Υπεύθυνος Θέσης</text:p>
          </table:table-cell>
          <table:table-cell table:formula="of:=CONCATENATE([.C506];&quot;=&quot;;[.D506])" office:value-type="string" office:string-value="PositionManager=Position Manager">
            <text:p>PositionManager=Position Manager</text:p>
          </table:table-cell>
          <table:table-cell table:number-columns-repeated="1016"/>
        </table:table-row>
        <table:table-row table:style-name="ro3">
          <table:table-cell office:value-type="string">
            <text:p>ReminderLoginEmail</text:p>
          </table:table-cell>
          <table:table-cell office:value-type="string">
            <text:p>Email Υπενθύμισης Εγγραφής</text:p>
          </table:table-cell>
          <table:table-cell office:value-type="string">
            <text:p>ReminderLoginEmail</text:p>
          </table:table-cell>
          <table:table-cell office:value-type="string">
            <text:p>Registration Reminder Email</text:p>
          </table:table-cell>
          <table:table-cell office:value-type="date" office:date-value="2014-02-11">
            <text:p>11/02/14</text:p>
          </table:table-cell>
          <table:table-cell table:formula="of:=IF([.A507]=[.C507];&quot;OK&quot;;&quot;ERROR&quot;)" office:value-type="string" office:string-value="OK">
            <text:p>OK</text:p>
          </table:table-cell>
          <table:table-cell table:formula="of:=CONCATENATE([.A507];&quot;=&quot;;[.B507])" office:value-type="string" office:string-value="ReminderLoginEmail=Email Υπενθύμισης Εγγραφής">
            <text:p>ReminderLoginEmail=Email Υπενθύμισης Εγγραφής</text:p>
          </table:table-cell>
          <table:table-cell table:formula="of:=CONCATENATE([.C507];&quot;=&quot;;[.D507])" office:value-type="string" office:string-value="ReminderLoginEmail=Registration Reminder Email">
            <text:p>ReminderLoginEmail=Registration Reminder Email</text:p>
          </table:table-cell>
          <table:table-cell table:number-columns-repeated="1016"/>
        </table:table-row>
        <table:table-row table:style-name="ro3">
          <table:table-cell office:value-type="string">
            <text:p>btn_resendReminderLoginEmail</text:p>
          </table:table-cell>
          <table:table-cell office:value-type="string">
            <text:p>Επαναποστολή e-mail υπενθύμισης εγγραφής</text:p>
          </table:table-cell>
          <table:table-cell office:value-type="string">
            <text:p>btn_resendReminderLoginEmail</text:p>
          </table:table-cell>
          <table:table-cell office:value-type="string">
            <text:p>Resend Registration Reminder Email</text:p>
          </table:table-cell>
          <table:table-cell office:value-type="date" office:date-value="2014-02-11">
            <text:p>11/02/14</text:p>
          </table:table-cell>
          <table:table-cell table:formula="of:=IF([.A508]=[.C508];&quot;OK&quot;;&quot;ERROR&quot;)" office:value-type="string" office:string-value="OK">
            <text:p>OK</text:p>
          </table:table-cell>
          <table:table-cell table:formula="of:=CONCATENATE([.A508];&quot;=&quot;;[.B508])"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08];&quot;=&quot;;[.D508])"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3">
          <table:table-cell office:value-type="string">
            <text:p>btn_addSelected</text:p>
          </table:table-cell>
          <table:table-cell office:value-type="string">
            <text:p>Προσθήκη επιλεγμένων</text:p>
          </table:table-cell>
          <table:table-cell office:value-type="string">
            <text:p>btn_addSelected</text:p>
          </table:table-cell>
          <table:table-cell office:value-type="string">
            <text:p>Add Selected</text:p>
          </table:table-cell>
          <table:table-cell office:value-type="date" office:date-value="2014-02-17">
            <text:p>17/02/14</text:p>
          </table:table-cell>
          <table:table-cell table:formula="of:=IF([.A509]=[.C509];&quot;OK&quot;;&quot;ERROR&quot;)" office:value-type="string" office:string-value="OK">
            <text:p>OK</text:p>
          </table:table-cell>
          <table:table-cell table:formula="of:=CONCATENATE([.A509];&quot;=&quot;;[.B509])" office:value-type="string" office:string-value="btn_addSelected=Προσθήκη επιλεγμένων">
            <text:p>btn_addSelected=Προσθήκη επιλεγμένων</text:p>
          </table:table-cell>
          <table:table-cell table:formula="of:=CONCATENATE([.C509];&quot;=&quot;;[.D509])" office:value-type="string" office:string-value="btn_addSelected=Add Selected">
            <text:p>btn_addSelected=Add Selected</text:p>
          </table:table-cell>
          <table:table-cell table:number-columns-repeated="1016"/>
        </table:table-row>
        <table:table-row table:style-name="ro3">
          <table:table-cell office:value-type="string">
            <text:p>UserFirstnameHelp</text:p>
          </table:table-cell>
          <table:table-cell office:value-type="string">
            <text:p>Συμπληρώστε το όνομά σας με ελληνικούς χαρακτήρες, εφόσον πρόκειται για ελληνικό όνομα.</text:p>
          </table:table-cell>
          <table:table-cell office:value-type="string">
            <text:p>UserFirstnameHelp</text:p>
          </table:table-cell>
          <table:table-cell office:value-type="string">
            <text:p>Fill in your name in Greek characters, in the case of Greek name.</text:p>
          </table:table-cell>
          <table:table-cell table:style-name="ce5" office:value-type="string">
            <text:p>21/02/2014</text:p>
          </table:table-cell>
          <table:table-cell table:formula="of:=IF([.A510]=[.C510];&quot;OK&quot;;&quot;ERROR&quot;)" office:value-type="string" office:string-value="OK">
            <text:p>OK</text:p>
          </table:table-cell>
          <table:table-cell table:formula="of:=CONCATENATE([.A510];&quot;=&quot;;[.B510])" office:value-type="string" office:string-value="UserFirstnameHelp=Συμπληρώστε το όνομά σας με ελληνικούς χαρακτήρες, εφόσον πρόκειται για ελληνικό όνομα.">
            <text:p>UserFirstnameHelp=Συμπληρώστε το όνομά σας με ελληνικούς χαρακτήρες, εφόσον πρόκειται για ελληνικό όνομα.</text:p>
          </table:table-cell>
          <table:table-cell table:formula="of:=CONCATENATE([.C510];&quot;=&quot;;[.D510])" office:value-type="string" office:string-value="UserFirstnameHelp=Fill in your name in Greek characters, in the case of Greek name.">
            <text:p>UserFirstnameHelp=Fill in your name in Greek characters, in the case of Greek name.</text:p>
          </table:table-cell>
          <table:table-cell table:number-columns-repeated="1016"/>
        </table:table-row>
        <table:table-row table:style-name="ro3">
          <table:table-cell office:value-type="string">
            <text:p>UserLastnameHelp</text:p>
          </table:table-cell>
          <table:table-cell office:value-type="string">
            <text:p>Συμπληρώστε το επώνυμό σας με ελληνικούς χαρακτήρες, εφόσον πρόκειται για ελληνικό επώνυμο.</text:p>
          </table:table-cell>
          <table:table-cell office:value-type="string">
            <text:p>UserLastnameHelp</text:p>
          </table:table-cell>
          <table:table-cell office:value-type="string">
            <text:p>Fill in your surname in Greek characters, in the case of Greek surname.</text:p>
          </table:table-cell>
          <table:table-cell table:style-name="ce5" office:value-type="string">
            <text:p>21/02/2014</text:p>
          </table:table-cell>
          <table:table-cell table:formula="of:=IF([.A511]=[.C511];&quot;OK&quot;;&quot;ERROR&quot;)" office:value-type="string" office:string-value="OK">
            <text:p>OK</text:p>
          </table:table-cell>
          <table:table-cell table:formula="of:=CONCATENATE([.A511];&quot;=&quot;;[.B511])" office:value-type="string" office:string-value="UserLastnameHelp=Συμπληρώστε το επώνυμό σας με ελληνικούς χαρακτήρες, εφόσον πρόκειται για ελληνικό επώνυμο.">
            <text:p>UserLastnameHelp=Συμπληρώστε το επώνυμό σας με ελληνικούς χαρακτήρες, εφόσον πρόκειται για ελληνικό επώνυμο.</text:p>
          </table:table-cell>
          <table:table-cell table:formula="of:=CONCATENATE([.C511];&quot;=&quot;;[.D511])" office:value-type="string" office:string-value="UserLastnameHelp=Fill in your surname in Greek characters, in the case of Greek surname.">
            <text:p>UserLastnameHelp=Fill in your surname in Greek characters, in the case of Greek surname.</text:p>
          </table:table-cell>
          <table:table-cell table:number-columns-repeated="1016"/>
        </table:table-row>
        <table:table-row table:style-name="ro3">
          <table:table-cell office:value-type="string">
            <text:p>UserFathernameHelp</text:p>
          </table:table-cell>
          <table:table-cell office:value-type="string">
            <text:p>Συμπληρώστε το πατρώνυμό σας με ελληνικούς χαρακτήρες, εφόσον πρόκειται για ελληνικό πατρώνυμο.</text:p>
          </table:table-cell>
          <table:table-cell office:value-type="string">
            <text:p>UserFathernameHelp</text:p>
          </table:table-cell>
          <table:table-cell office:value-type="string">
            <text:p>Fill in your father's first name in Greek characters, in the case of Greek father's name.</text:p>
          </table:table-cell>
          <table:table-cell table:style-name="ce5" office:value-type="string">
            <text:p>21/02/2014</text:p>
          </table:table-cell>
          <table:table-cell table:formula="of:=IF([.A512]=[.C512];&quot;OK&quot;;&quot;ERROR&quot;)" office:value-type="string" office:string-value="OK">
            <text:p>OK</text:p>
          </table:table-cell>
          <table:table-cell table:formula="of:=CONCATENATE([.A512];&quot;=&quot;;[.B512])" office:value-type="string" office:string-value="UserFathernameHelp=Συμπληρώστε το πατρώνυμό σας με ελληνικούς χαρακτήρες, εφόσον πρόκειται για ελληνικό πατρώνυμο.">
            <text:p>UserFathernameHelp=Συμπληρώστε το πατρώνυμό σας με ελληνικούς χαρακτήρες, εφόσον πρόκειται για ελληνικό πατρώνυμο.</text:p>
          </table:table-cell>
          <table:table-cell table:formula="of:=CONCATENATE([.C512];&quot;=&quot;;[.D512])" office:value-type="string" office:string-value="UserFathernameHelp=Fill in your father's first name in Greek characters, in the case of Greek father's name.">
            <text:p>UserFathernameHelp=Fill in your father's first name in Greek characters, in the case of Greek father's name.</text:p>
          </table:table-cell>
          <table:table-cell table:number-columns-repeated="1016"/>
        </table:table-row>
        <table:table-row table:style-name="ro3">
          <table:table-cell office:value-type="string">
            <text:p>UserFirstnameLatinHelp</text:p>
          </table:table-cell>
          <table:table-cell office:value-type="string">
            <text: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office:value-type="string">
            <text:p>UserFirstnameLatinHelp</text:p>
          </table:table-cell>
          <table:table-cell office:value-type="string">
            <text:p>Fill in your name in Latin characters, in case you completed the field Name in Greek. The field is not required if you have completed the field Name in Latin characters.</text:p>
          </table:table-cell>
          <table:table-cell table:style-name="ce5" office:value-type="string">
            <text:p>21/02/2014</text:p>
          </table:table-cell>
          <table:table-cell table:formula="of:=IF([.A513]=[.C513];&quot;OK&quot;;&quot;ERROR&quot;)" office:value-type="string" office:string-value="OK">
            <text:p>OK</text:p>
          </table:table-cell>
          <table:table-cell table:formula="of:=CONCATENATE([.A513];&quot;=&quot;;[.B513])" office:value-type="string" office:string-value="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
            <text:p>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formula="of:=CONCATENATE([.C513];&quot;=&quot;;[.D513])" office:value-type="string" office:string-value="UserFirstnameLatinHelp=Fill in your name in Latin characters, in case you completed the field Name in Greek. The field is not required if you have completed the field Name in Latin characters.">
            <text:p>UserFirstnameLatinHelp=Fill in your name in Latin characters, in case you completed the field Name in Greek. The field is not required if you have completed the field Name in Latin characters.</text:p>
          </table:table-cell>
          <table:table-cell table:number-columns-repeated="1016"/>
        </table:table-row>
        <table:table-row table:style-name="ro3">
          <table:table-cell office:value-type="string">
            <text:p>UserLastnameLatinHelp</text:p>
          </table:table-cell>
          <table:table-cell office:value-type="string">
            <text: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office:value-type="string">
            <text:p>UserLastnameLatinHelp</text:p>
          </table:table-cell>
          <table:table-cell office:value-type="string">
            <text:p>Fill in your surname in Latin characters, in case you completed the field Surname in Greek. The field is not required if you have completed the field Surname in Latin characters.</text:p>
          </table:table-cell>
          <table:table-cell table:style-name="ce5" office:value-type="string">
            <text:p>21/02/2014</text:p>
          </table:table-cell>
          <table:table-cell table:formula="of:=IF([.A514]=[.C514];&quot;OK&quot;;&quot;ERROR&quot;)" office:value-type="string" office:string-value="OK">
            <text:p>OK</text:p>
          </table:table-cell>
          <table:table-cell table:formula="of:=CONCATENATE([.A514];&quot;=&quot;;[.B514])" office:value-type="string" office:string-value="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
            <text:p>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formula="of:=CONCATENATE([.C514];&quot;=&quot;;[.D514])" office:value-type="string" office:string-value="UserLastnameLatinHelp=Fill in your surname in Latin characters, in case you completed the field Surname in Greek. The field is not required if you have completed the field Surname in Latin characters.">
            <text:p>UserLastnameLatinHelp=Fill in your surname in Latin characters, in case you completed the field Surname in Greek. The field is not required if you have completed the field Surname in Latin characters.</text:p>
          </table:table-cell>
          <table:table-cell table:number-columns-repeated="1016"/>
        </table:table-row>
        <table:table-row table:style-name="ro3">
          <table:table-cell office:value-type="string">
            <text:p>UserFathernameLatinHelp</text:p>
          </table:table-cell>
          <table:table-cell office:value-type="string">
            <text: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office:value-type="string">
            <text:p>UserFathernameLatinHelp</text:p>
          </table:table-cell>
          <table:table-cell office:value-type="string">
            <text:p>Fill in your father's first name in Latin characters, in case you completed the field Father's name in Greek. The field is not required if you have completed the field Father's name in Latin characters.</text:p>
          </table:table-cell>
          <table:table-cell table:style-name="ce5" office:value-type="string">
            <text:p>21/02/2014</text:p>
          </table:table-cell>
          <table:table-cell table:formula="of:=IF([.A515]=[.C515];&quot;OK&quot;;&quot;ERROR&quot;)" office:value-type="string" office:string-value="OK">
            <text:p>OK</text:p>
          </table:table-cell>
          <table:table-cell table:formula="of:=CONCATENATE([.A515];&quot;=&quot;;[.B515])" office:value-type="string" office:string-value="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
            <text:p>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formula="of:=CONCATENATE([.C515];&quot;=&quot;;[.D515])" office:value-type="string" office:string-value="UserFathernameLatinHelp=Fill in your father's first name in Latin characters, in case you completed the field Father's name in Greek. The field is not required if you have completed the field Father's name in Latin characters.">
            <text:p>UserFathernameLatinHelp=Fill in your father's first name in Latin characters, in case you completed the field Father's name in Greek. The field is not required if you have completed the field Father's name in Latin characters.</text:p>
          </table:table-cell>
          <table:table-cell table:number-columns-repeated="1016"/>
        </table:table-row>
        <table:table-row table:style-name="ro3">
          <table:table-cell office:value-type="string">
            <text:p>UserMobileHelp</text:p>
          </table:table-cell>
          <table:table-cell office:value-type="string">
            <text: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office:value-type="string">
            <text:p>UserMobileHelp</text:p>
          </table:table-cell>
          <table:table-cell office:value-type="string">
            <text:p>Please enter the full number with the country code (e.g. 00447777777777). If you do not have a mobile phone, it is suggested that you complete your office phone number.</text:p>
          </table:table-cell>
          <table:table-cell table:style-name="ce5" office:value-type="string">
            <text:p>21/02/2014</text:p>
          </table:table-cell>
          <table:table-cell table:formula="of:=IF([.A516]=[.C516];&quot;OK&quot;;&quot;ERROR&quot;)" office:value-type="string" office:string-value="OK">
            <text:p>OK</text:p>
          </table:table-cell>
          <table:table-cell table:formula="of:=CONCATENATE([.A516];&quot;=&quot;;[.B516])" office:value-type="string" office:string-value="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
            <text:p>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formula="of:=CONCATENATE([.C516];&quot;=&quot;;[.D516])" office:value-type="string" office:string-value="UserMobileHelp=Please enter the full number with the country code (e.g. 00447777777777). If you do not have a mobile phone, it is suggested that you complete your office phone number.">
            <text:p>UserMobileHelp=Please enter the full number with the country code (e.g. 00447777777777). If you do not have a mobile phone, it is suggested that you complete your office phone number.</text:p>
          </table:table-cell>
          <table:table-cell table:number-columns-repeated="1016"/>
        </table:table-row>
        <table:table-row table:style-name="ro3">
          <table:table-cell table:style-name="ce5" table:number-columns-repeated="3"/>
          <table:table-cell table:number-columns-repeated="1021"/>
        </table:table-row>
        <table:table-row table:style-name="ro3" table:number-rows-repeated="1048058">
          <table:table-cell table:number-columns-repeated="1024"/>
        </table:table-row>
        <table:table-row table:style-name="ro3">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number:number-style style:name="N16132P0" style:volatile="true" number:language="en">
      <number:text> </number:text>
      <number:number number:decimal-places="0" number:min-integer-digits="1" number:grouping="true"/>
      <number:text> </number:text>
    </number:number-style>
    <number:number-style style:name="N16132P1" style:volatile="true" number:language="en">
      <number:text>-</number:text>
      <number:number number:decimal-places="0" number:min-integer-digits="1" number:grouping="true"/>
      <number:text> </number:text>
    </number:number-style>
    <number:number-style style:name="N16132P2" style:volatile="true" number:language="en">
      <number:text> - </number:text>
    </number:number-style>
    <number:text-style style:name="N16132" number:language="en">
      <number:text> </number:text>
      <number:text-content/>
      <number:text> </number:text>
      <style:map style:condition="value()&gt;0" style:apply-style-name="N16132P0"/>
      <style:map style:condition="value()&lt;0" style:apply-style-name="N16132P1"/>
      <style:map style:condition="value()=0" style:apply-style-name="N16132P2"/>
    </number:text-style>
    <number:number-style style:name="N16133P0" style:volatile="true" number:language="en">
      <number:text> </number:text>
      <number:number number:decimal-places="2" number:min-integer-digits="1" number:grouping="true"/>
      <number:text> </number:text>
    </number:number-style>
    <number:number-style style:name="N16133P1" style:volatile="true" number:language="en">
      <number:text>-</number:text>
      <number:number number:decimal-places="2" number:min-integer-digits="1" number:grouping="true"/>
      <number:text> </number:text>
    </number:number-style>
    <number:number-style style:name="N16133P2" style:volatile="true" number:language="en">
      <number:text> -</number:text>
      <number:number number:decimal-places="0" number:min-integer-digits="0"/>
      <number:text> </number:text>
    </number:number-style>
    <number:text-style style:name="N16133" number:language="en">
      <number:text> </number:text>
      <number:text-content/>
      <number:text> </number:text>
      <style:map style:condition="value()&gt;0" style:apply-style-name="N16133P0"/>
      <style:map style:condition="value()&lt;0" style:apply-style-name="N16133P1"/>
      <style:map style:condition="value()=0" style:apply-style-name="N16133P2"/>
    </number:text-style>
    <number:number-style style:name="N16134"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1">02/21/2014</text:date>, <text:time>15:26:5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1T15:26:59</dc:date>
    <dc:creator>Angelos Lenis</dc:creator>
    <meta:generator>OpenOffice/4.0.1$Unix OpenOffice.org_project/401m5$Build-9714</meta:generator>
    <meta:editing-duration>PT7H33M30S</meta:editing-duration>
    <meta:editing-cycles>56</meta:editing-cycles>
    <meta:document-statistic meta:table-count="3" meta:cell-count="4599" meta:object-count="0"/>
    <meta:user-defined meta:name=""/>
  </office:meta>
</office:document-meta>
</file>